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otted"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otted"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1cm"/>
    </style:style>
    <style:style style:name="gr5" style:family="graphic" style:parent-style-name="standard">
      <style:graphic-properties draw:marker-end="Square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start="Circle" draw:marker-start-width="0.1cm" draw:textarea-horizontal-align="center" draw:textarea-vertical-align="middle"/>
    </style:style>
    <style:style style:name="gr9" style:family="graphic" style:parent-style-name="standard">
      <style:graphic-properties draw:marker-start="Circle" draw:marker-start-width="0.1cm" draw:marker-end="" draw:textarea-horizontal-align="center" draw:textarea-vertical-align="middle"/>
    </style:style>
    <style:style style:name="gr10" style:family="graphic" style:parent-style-name="standard">
      <style:graphic-properties draw:marker-end="Circle" draw:marker-end-width="0.1cm" draw:textarea-horizontal-align="center" draw:textarea-vertical-align="middle"/>
    </style:style>
    <style:style style:name="gr11" style:family="graphic" style:parent-style-name="standard">
      <style:graphic-properties draw:marker-end="Circle" draw:marker-end-width="0.1cm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5.95cm" svg:height="11.2cm" svg:x="9.85cm" svg:y="4.2cm">
          <text:p text:style-name="P1">Mediat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1.5cm" svg:x="5.1cm" svg:y="4.2cm">
          <text:p text:style-name="P2"><text:span text:style-name="T1">Supervisor 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5.15cm" svg:y="6.15cm">
          <text:p text:style-name="P2"><text:span text:style-name="T1">Supervisor 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5cm" svg:height="1.5cm" svg:x="5.2cm" svg:y="13.85cm">
          <text:p text:style-name="P2"><text:span text:style-name="T1">Supervisor 8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885cm" svg:y1="11.75cm" svg:x2="6.85cm" svg:y2="7.65cm">
          <text:p text:style-name="P1"><text:span text:style-name="T2">Daisy Chain</text:span></text:p>
          <text:p text:style-name="P1"><text:span text:style-name="T2"/></text:p>
        </draw:line>
        <draw:custom-shape draw:style-name="gr1" draw:text-style-name="P1" draw:id="id3" draw:layer="layout" svg:width="3.5cm" svg:height="3.45cm" svg:x="1.1cm" svg:y="4.25cm">
          <text:p text:style-name="P1">Akku 1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3.5cm" svg:height="3.45cm" svg:x="1.1cm" svg:y="11.95cm">
          <text:p text:style-name="P1">Akku 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5.15cm" svg:y="11.85cm">
          <text:p text:style-name="P2"><text:span text:style-name="T1">Supervisor 7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85cm" svg:y1="8.15cm" svg:x2="2.85cm" svg:y2="11.9cm">
          <text:p/>
        </draw:line>
        <draw:custom-shape draw:style-name="gr1" draw:text-style-name="P1" draw:layer="layout" svg:width="6.8cm" svg:height="5.15cm" svg:x="21cm" svg:y="10.3cm">
          <text:p text:style-name="P1">Umrich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cm" svg:height="3.5cm" svg:x="21cm" svg:y="4.25cm">
          <text:p text:style-name="P1">Power Line</text:p>
          <text:p text:style-name="P1">Controller</text:p>
          <draw:enhanced-geometry svg:viewBox="0 0 21600 21600" draw:type="rectangle" draw:enhanced-path="M 0 0 L 21600 0 21600 21600 0 21600 0 0 Z N"/>
        </draw:custom-shape>
        <draw:frame draw:style-name="gr4" draw:layer="layout" svg:width="5.05cm" svg:height="1.35cm" svg:x="12.5cm" svg:y="1.3cm">
          <draw:text-box>
            <text:p>Blockschaltbild</text:p>
          </draw:text-box>
        </draw:frame>
        <draw:line draw:style-name="gr5" draw:text-style-name="P3" draw:layer="layout" svg:x1="24.65cm" svg:y1="4.21cm" svg:x2="24.65cm" svg:y2="2.66cm">
          <text:p text:style-name="P1"><text:span text:style-name="T2">230V</text:span></text:p>
          <text:p text:style-name="P1"><text:span text:style-name="T2"/></text:p>
        </draw:line>
        <draw:line draw:style-name="gr6" draw:text-style-name="P3" draw:layer="layout" svg:x1="24.635cm" svg:y1="10.31cm" svg:x2="24.635cm" svg:y2="7.76cm">
          <text:p text:style-name="P1"><text:span text:style-name="T2">230V</text:span></text:p>
          <text:p text:style-name="P1"><text:span text:style-name="T2"/></text:p>
        </draw:line>
        <draw:line draw:style-name="gr6" draw:text-style-name="P3" draw:layer="layout" svg:x1="15.8cm" svg:y1="14.2cm" svg:x2="21cm" svg:y2="14.2cm">
          <text:p text:style-name="P1"><text:span text:style-name="T2">0V</text:span></text:p>
          <text:p text:style-name="P1"><text:span text:style-name="T2"/></text:p>
        </draw:line>
        <draw:line draw:style-name="gr6" draw:text-style-name="P3" draw:layer="layout" svg:x1="15.8cm" svg:y1="13.4cm" svg:x2="21cm" svg:y2="13.4cm">
          <text:p text:style-name="P1"><text:span text:style-name="T2">310...400V</text:span></text:p>
          <text:p text:style-name="P1"><text:span text:style-name="T2"/></text:p>
        </draw:line>
        <draw:custom-shape draw:style-name="gr1" draw:text-style-name="P1" draw:layer="layout" svg:width="6.85cm" svg:height="3.5cm" svg:x="21.05cm" svg:y="16.5cm">
          <text:p text:style-name="P1">Motor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5.45cm" svg:y1="16.51cm" svg:x2="25.45cm" svg:y2="15.46cm">
          <text:p text:style-name="P1"><text:span text:style-name="T2">W</text:span></text:p>
          <text:p text:style-name="P1"><text:span text:style-name="T2"/></text:p>
        </draw:line>
        <draw:line draw:style-name="gr6" draw:text-style-name="P3" draw:layer="layout" svg:x1="24.5cm" svg:y1="16.51cm" svg:x2="24.5cm" svg:y2="15.46cm">
          <text:p text:style-name="P1"><text:span text:style-name="T2">V</text:span></text:p>
          <text:p text:style-name="P1"><text:span text:style-name="T2"/></text:p>
        </draw:line>
        <draw:line draw:style-name="gr6" draw:text-style-name="P3" draw:layer="layout" svg:x1="23.6cm" svg:y1="16.51cm" svg:x2="23.6cm" svg:y2="15.46cm">
          <text:p text:style-name="P1"><text:span text:style-name="T2">U</text:span></text:p>
          <text:p text:style-name="P1"><text:span text:style-name="T2"/></text:p>
        </draw:line>
        <draw:connector draw:style-name="gr6" draw:text-style-name="P3" draw:layer="layout" draw:line-skew="2.199cm" svg:x1="12.825cm" svg:y1="15.4cm" svg:x2="2.85cm" svg:y2="15.4cm" draw:start-shape="id1" draw:start-glue-point="2" draw:end-shape="id2" draw:end-glue-point="2" svg:d="m12825 15400v2700h-9975v-2700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<text:s text:c="2"/></text:span><text:span text:style-name="T2">0V</text:span></text:p>
        </draw:connector>
        <draw:connector draw:style-name="gr6" draw:text-style-name="P3" draw:layer="layout" svg:x1="12.825cm" svg:y1="4.2cm" svg:x2="2.85cm" svg:y2="4.25cm" draw:start-shape="id1" draw:start-glue-point="0" draw:end-shape="id3" draw:end-glue-point="0" svg:d="m12825 4200v-501h-9975v551">
          <text:p text:style-name="P1"><text:span text:style-name="T2">310...400V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6" draw:text-style-name="P3" draw:layer="layout" svg:x1="6.95cm" svg:y1="15.35cm" svg:x2="9.85cm" svg:y2="9.8cm" draw:start-shape="id4" draw:start-glue-point="2" draw:end-shape="id1" draw:end-glue-point="3" svg:d="m6950 15350v501h2325v-6051h575">
          <text:p text:style-name="P3"><text:span text:style-name="T2"><text:s text:c="9"/></text:span><text:span text:style-name="T2">SPI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connector>
        <draw:line draw:style-name="gr6" draw:text-style-name="P3" draw:layer="layout" svg:x1="15.8cm" svg:y1="5.8cm" svg:x2="21cm" svg:y2="5.8cm">
          <text:p text:style-name="P1"><text:span text:style-name="T2">RS485</text:span></text:p>
          <text:p text:style-name="P1"><text:span text:style-name="T2"/></text:p>
        </draw:line>
        <draw:line draw:style-name="gr6" draw:text-style-name="P3" draw:layer="layout" svg:x1="15.8cm" svg:y1="15cm" svg:x2="21cm" svg:y2="15cm">
          <text:p text:style-name="P1"><text:span text:style-name="T2">Notaus</text:span></text:p>
          <text:p text:style-name="P1"><text:span text:style-name="T2"/></text:p>
        </draw:line>
        <draw:custom-shape draw:style-name="gr1" draw:text-style-name="P1" draw:layer="layout" svg:width="2.75cm" svg:height="1.5cm" svg:x="13.05cm" svg:y="18.45cm">
          <text:p text:style-name="P2"><text:span text:style-name="T1">Crypton8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.5cm" svg:y1="18.45cm" svg:x2="13.5cm" svg:y2="15.4cm">
          <text:p text:style-name="P1"><text:span text:style-name="T2">On</text:span></text:p>
          <text:p text:style-name="P1"><text:span text:style-name="T2"/></text:p>
        </draw:line>
        <draw:line draw:style-name="gr6" draw:text-style-name="P3" draw:layer="layout" svg:x1="14.2cm" svg:y1="18.45cm" svg:x2="14.2cm" svg:y2="15.4cm">
          <text:p text:style-name="P1"><text:span text:style-name="T2">Off</text:span></text:p>
          <text:p text:style-name="P1"><text:span text:style-name="T2"/></text:p>
        </draw:line>
        <draw:line draw:style-name="gr6" draw:text-style-name="P3" draw:layer="layout" svg:x1="14.85cm" svg:y1="18.45cm" svg:x2="14.85cm" svg:y2="15.4cm">
          <text:p text:style-name="P1"><text:span text:style-name="T2">9V</text:span></text:p>
          <text:p text:style-name="P1"><text:span text:style-name="T2"/></text:p>
        </draw:line>
        <draw:line draw:style-name="gr6" draw:text-style-name="P3" draw:layer="layout" svg:x1="15.4cm" svg:y1="18.45cm" svg:x2="15.4cm" svg:y2="15.4cm">
          <text:p text:style-name="P1"><text:span text:style-name="T2">GND</text:span></text:p>
          <text:p text:style-name="P1"><text:span text:style-name="T2"/></text:p>
        </draw:line>
        <draw:line draw:style-name="gr7" draw:text-style-name="P1" draw:layer="layout" svg:x1="6.95cm" svg:y1="13.35cm" svg:x2="6.95cm" svg:y2="13.85cm">
          <text:p/>
        </draw:line>
        <draw:line draw:style-name="gr7" draw:text-style-name="P1" draw:layer="layout" svg:x1="6.95cm" svg:y1="5.7cm" svg:x2="6.95cm" svg:y2="6.15cm">
          <text:p/>
        </draw:line>
        <draw:polygon draw:style-name="gr8" draw:text-style-name="P1" draw:layer="layout" svg:width="0cm" svg:height="3.249cm" svg:x="20.2cm" svg:y="5.75cm" svg:viewBox="0 0 0 3250" draw:points="0,0 0,3250">
          <text:p/>
        </draw:polygon>
        <draw:polygon draw:style-name="gr6" draw:text-style-name="P3" draw:layer="layout" svg:width="3.199cm" svg:height="-0.001cm" draw:transform="rotate (3.1415926535892) translate (23.4cm 9cm)" svg:viewBox="0 0 3200 0" draw:points="3200,-18000 0,-18000">
          <text:p text:style-name="P1"><text:span text:style-name="T2">RS485</text:span></text:p>
          <text:p text:style-name="P1"><text:span text:style-name="T2"/></text:p>
        </draw:polygon>
        <draw:polygon draw:style-name="gr7" draw:text-style-name="P1" draw:layer="layout" svg:width="0cm" svg:height="1.299cm" svg:x="23.4cm" svg:y="9cm" svg:viewBox="0 0 0 1300" draw:points="0,1300 0,0">
          <text:p/>
        </draw:polygon>
        <draw:custom-shape draw:style-name="gr1" draw:text-style-name="P1" draw:layer="layout" svg:width="3.25cm" svg:height="2cm" svg:x="17cm" svg:y="10.2cm">
          <text:p text:style-name="P1">DC/DC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4cm" svg:y1="14.25cm" svg:x2="17.4cm" svg:y2="12.2cm">
          <text:p/>
        </draw:line>
        <draw:line draw:style-name="gr10" draw:text-style-name="P1" draw:layer="layout" svg:x1="19.85cm" svg:y1="12.2cm" svg:x2="19.85cm" svg:y2="13.45cm">
          <text:p/>
        </draw:line>
        <draw:line draw:style-name="gr11" draw:text-style-name="P4" draw:layer="layout" svg:x1="19cm" svg:y1="10.2cm" svg:x2="19cm" svg:y2="6.95cm">
          <text:p text:style-name="P4"><text:span text:style-name="T3">GND IO</text:span></text:p>
          <text:p text:style-name="P4"><text:span text:style-name="T3"/></text:p>
        </draw:line>
        <draw:line draw:style-name="gr11" draw:text-style-name="P4" draw:layer="layout" svg:x1="18cm" svg:y1="10.2cm" svg:x2="18cm" svg:y2="6.35cm">
          <text:p text:style-name="P4"><text:span text:style-name="T3"/></text:p>
          <text:p text:style-name="P4"><text:span text:style-name="T3">12V</text:span></text:p>
          <text:p text:style-name="P4"><text:span text:style-name="T3"/></text:p>
          <text:p text:style-name="P4"><text:span text:style-name="T3"/></text:p>
        </draw:line>
        <draw:line draw:style-name="gr8" draw:text-style-name="P1" draw:layer="layout" svg:x1="18.95cm" svg:y1="10cm" svg:x2="21.6cm" svg:y2="10cm">
          <text:p/>
        </draw:line>
        <draw:line draw:style-name="gr8" draw:text-style-name="P1" draw:layer="layout" svg:x1="17.95cm" svg:y1="9.8cm" svg:x2="22cm" svg:y2="9.8cm">
          <text:p/>
        </draw:line>
        <draw:line draw:style-name="gr7" draw:text-style-name="P1" draw:layer="layout" svg:x1="21.6cm" svg:y1="10cm" svg:x2="21.6cm" svg:y2="10.3cm">
          <text:p/>
        </draw:line>
        <draw:line draw:style-name="gr7" draw:text-style-name="P1" draw:layer="layout" svg:x1="22cm" svg:y1="9.8cm" svg:x2="22cm" svg:y2="10.3cm">
          <text:p/>
        </draw:line>
        <draw:line draw:style-name="gr7" draw:text-style-name="P1" draw:layer="layout" svg:x1="21cm" svg:y1="7cm" svg:x2="15.8cm" svg:y2="7cm">
          <text:p/>
        </draw:line>
        <draw:line draw:style-name="gr7" draw:text-style-name="P1" draw:layer="layout" svg:x1="21cm" svg:y1="6.4cm" svg:x2="15.8cm" svg:y2="6.4cm">
          <text:p/>
        </draw:line>
        <draw:line draw:style-name="gr6" draw:text-style-name="P3" draw:layer="layout" svg:x1="25.85cm" svg:y1="10.3cm" svg:x2="25.85cm" svg:y2="7.75cm">
          <text:p text:style-name="P1"><text:span text:style-name="T2">NULL</text:span></text:p>
          <text:p text:style-name="P1"><text:span text:style-name="T2"/></text:p>
        </draw:line>
        <draw:line draw:style-name="gr5" draw:text-style-name="P3" draw:layer="layout" svg:x1="25.8cm" svg:y1="4.25cm" svg:x2="25.8cm" svg:y2="2.65cm">
          <text:p text:style-name="P1"><text:span text:style-name="T2">NULL</text:span></text:p>
          <text:p text:style-name="P1"><text:span text:style-name="T2"/></text:p>
        </draw:line>
        <draw:frame draw:style-name="gr12" draw:text-style-name="P5" draw:layer="layout" svg:width="9.35cm" svg:height="0.645cm" svg:x="1cm" svg:y="19.4cm">
          <draw:text-box>
            <text:p text:style-name="P5"><text:span text:style-name="T2">7.Juli 2010, Markus Wals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kus Walser</meta:initial-creator>
    <meta:creation-date>2010-07-17T16:06:02</meta:creation-date>
    <dc:date>2010-07-17T17:49:26</dc:date>
    <dc:creator>Markus Walser</dc:creator>
    <meta:editing-duration>PT01H43M25S</meta:editing-duration>
    <meta:editing-cycles>18</meta:editing-cycles>
    <meta:generator>OpenOffice.org/3.1$Unix OpenOffice.org_project/310m21$Build-9319</meta:generator>
    <meta:document-statistic meta:object-count="49"/>
  </office:meta>
</office:document-meta>
</file>